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6181in" table:align="margins"/>
    </style:style>
    <style:style style:name="Table1.A" style:family="table-column">
      <style:table-column-properties style:column-width="2.5396in" style:rel-column-width="21845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2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1">
      <style:paragraph-properties fo:margin-left="0.0252in" fo:margin-right="0in" fo:text-indent="0.0126in" style:auto-text-indent="false">
        <style:tab-stops/>
      </style:paragraph-properties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 style:list-style-name="L1">
      <style:paragraph-properties fo:margin-left="0in" fo:margin-right="0in" fo:text-indent="-0.25in" style:auto-text-indent="false">
        <style:tab-stops/>
      </style:paragraph-properties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mark">
      <style:text-properties fo:font-size="14pt" style:font-size-asian="14pt" style:font-size-complex="14pt"/>
    </style:style>
    <style:style style:name="P9" style:family="paragraph" style:parent-style-name="mark">
      <style:text-properties fo:font-size="14pt" fo:language="zxx" fo:country="none" style:font-size-asian="12.25pt" style:language-asian="zxx" style:country-asian="none" style:font-size-complex="14pt" style:language-complex="zxx" style:country-complex="none"/>
    </style:style>
    <style:style style:name="P10" style:family="paragraph" style:parent-style-name="List_20_Paragraph" style:list-style-name="WWNum3">
      <style:paragraph-properties fo:margin-top="0in" fo:margin-bottom="0in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List_20_Paragraph" style:list-style-name="WWNum3">
      <style:paragraph-properties fo:margin-top="0in" fo:margin-bottom="0in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1" style:family="text">
      <style:text-properties fo:color="#252525" fo:language="uk" fo:country="UA" style:font-size-asian="14pt" style:font-size-complex="14pt"/>
    </style:style>
    <style:style style:name="T2" style:family="text">
      <style:text-properties fo:color="#252525" fo:language="en" fo:country="none" fo:font-style="italic" style:font-size-asian="14pt" style:font-size-complex="14pt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/>
    </style:style>
    <style:style style:name="T7" style:family="text">
      <style:text-properties fo:color="#0b0080" style:text-line-through-style="none" fo:language="uk" fo:country="UA" style:text-underline-style="none" style:text-blinking="false" style:font-size-asian="14pt" style:font-size-complex="14pt"/>
    </style:style>
    <style:style style:name="T8" style:family="text">
      <style:text-properties style:font-name="Times New Roman" fo:language="uk" fo:country="UA" fo:background-color="#f9f9f9" style:font-size-asian="14pt" style:font-size-complex="1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font-name="Times New Roman" fo:letter-spacing="normal" fo:font-style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language="zxx" fo:country="none" fo:font-style="normal" fo:font-weight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000000" style:font-name="Times New Roman" fo:letter-spacing="normal" fo:language="zxx" fo:country="none" fo:font-style="normal" fo:font-weight="normal" style:font-size-asian="12.25pt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5">8.1 </text:span><text:span text:style-name="T12"><text:tab/></text:span><text:span text:style-name="T14">Модель загроз - абстрактний формалізований або неформалізований опис методів і засобів здійснення загроз.</text:span></text:p>
      <text:p text:style-name="P3">Сама модель:</text:p>
      <text:list xml:id="list523187799" text:style-name="L2">
        <text:list-item>
          <text:p text:style-name="P4">Сканування файлової системи - порушник переглядає (сканує) всю файлову систему, і намагається прочитати усі файли поспіль.</text:p>
        </text:list-item>
        <text:list-item>
          <text:p text:style-name="P4">Викрадення ключової інформації (паролі доступу до системи)</text:p>
        </text:list-item>
        <text:list-item>
          <text:p text:style-name="P4">Підбирання паролів</text:p>
        </text:list-item>
        <text:list-item>
          <text:p text:style-name="P4">Збирання сміття - отримання даних, які залишаються у об’єктах, що звільняються ОС після їх використання.</text:p>
        </text:list-item>
        <text:list-item>
          <text:p text:style-name="P4">Перевищення повноважень</text:p>
        </text:list-item>
        <text:list-item>
          <text:p text:style-name="P4">Програмні закладки - програми або окремі модулі програм, які протягом тривалого часу функціонують в комп’ютерній системі, здійснюючи заходи щодо приховування свого існування від користувача</text:p>
        </text:list-item>
        <text:list-item>
          <text:p text:style-name="P4">Жадібні програми - це шкідливі програми, які захоплюють значну частину ресурсів комп’ютера, внаслідок чого робота інших користувачів та/або процесів помітно утруднюється або взагалі стає неможливою. </text:p>
        </text:list-item>
      </text:list>
      <text:p text:style-name="P3"/>
      <text:p text:style-name="P3">Типова архітектура комплексу засобів захисту операційних систем </text:p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7">Керування політикою бехпеки ОС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Ідентифікація і автентифікація</text:p>
          </table:table-cell>
          <table:table-cell table:style-name="Table1.A2" office:value-type="string">
            <text:p text:style-name="P7">Розмежування доступу</text:p>
          </table:table-cell>
          <table:table-cell table:style-name="Table1.C2" office:value-type="string">
            <text:p text:style-name="P7">Реєстрація і облік (аудит)</text:p>
          </table:table-cell>
        </table:table-row>
        <table:table-row>
          <table:table-cell table:style-name="Table1.A2" office:value-type="string">
            <text:p text:style-name="P7">Криптографічні функції</text:p>
          </table:table-cell>
          <table:table-cell table:style-name="Table1.A2" office:value-type="string">
            <text:p text:style-name="P7">Забезпечення цілісності</text:p>
          </table:table-cell>
          <table:table-cell table:style-name="Table1.C2" office:value-type="string">
            <text:p text:style-name="P7">Антивірусний захист</text:p>
          </table:table-cell>
        </table:table-row>
        <table:table-row>
          <table:table-cell table:style-name="Table1.C2" table:number-columns-spanned="3" office:value-type="string">
            <text:p text:style-name="P7">Апаратні засоби</text:p>
          </table:table-cell>
          <table:covered-table-cell/>
          <table:covered-table-cell/>
        </table:table-row>
      </table:table>
      <text:p text:style-name="P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3:50:19</dc:date>
    <dc:creator>axel </dc:creator>
    <meta:editing-duration>P0D</meta:editing-duration>
    <meta:editing-cycles>5</meta:editing-cycles>
    <meta:document-statistic meta:table-count="1" meta:image-count="0" meta:object-count="0" meta:page-count="1" meta:paragraph-count="18" meta:word-count="142" meta:character-count="1091" meta:non-whitespace-character-count="971"/>
  </office:meta>
</office:document-meta>
</file>